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Schlarb</meta:initial-creator>
    <meta:creation-date>2013-03-11T18:56:33</meta:creation-date>
    <dc:date>2013-03-11T18:57:39</dc:date>
    <dc:creator>Sven Schlarb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3.5$Linux_x86 LibreOffice_project/350m1$Build-2</meta:generator>
  </office:meta>
</office:document-meta>
</file>